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bold" officeooo:rsid="001318b5" officeooo:paragraph-rsid="00084b8a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084b8a" style:language-asian="zxx" style:country-asian="none" style:language-complex="zxx" style:country-complex="non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084b8a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084b8a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084b8a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084b8a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ru" fo:country="RU" officeooo:rsid="0013f950" officeooo:paragraph-rsid="00084b8a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084b8a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084b8a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officeooo:paragraph-rsid="00084b8a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ru" fo:country="RU" officeooo:rsid="00084b8a" officeooo:paragraph-rsid="00084b8a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84b8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318b5" officeooo:paragraph-rsid="00084b8a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1" style:family="text">
      <style:text-properties style:font-name="JetBrains Mono" fo:font-size="10pt" style:font-name-asian="Times New Roman1" style:font-size-asian="10pt" style:font-name-complex="Times New Roman1" style:font-size-complex="10pt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8pt" fo:language="ru" fo:country="RU" fo:font-weight="bold" officeooo:rsid="000e5b09" style:font-name-asian="Times New Roman1" style:font-size-asian="18pt" style:font-weight-asian="bold" style:font-name-complex="Times New Roman1" style:font-size-complex="12pt"/>
    </style:style>
    <style:style style:name="T4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5" style:family="text">
      <style:text-properties style:font-name="Times New Roman" fo:font-size="14pt" fo:language="ru" fo:country="RU" officeooo:rsid="000e5b09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6" style:family="text">
      <style:text-properties style:font-name="Times New Roman" fo:font-size="14pt" fo:language="ru" fo:country="RU" officeooo:rsid="00084b8a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7" style:family="text">
      <style:text-properties style:font-name="Times New Roman" fo:font-size="14pt" fo:language="en" fo:country="US" officeooo:rsid="000e5b09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8" style:family="text">
      <style:text-properties style:font-name="Times New Roman" fo:font-size="14pt" fo:language="en" fo:country="US" officeooo:rsid="00084b8a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9" style:family="text">
      <style:text-properties officeooo:rsid="0007e4b9"/>
    </style:style>
    <style:style style:name="T10" style:family="text">
      <style:text-properties officeooo:rsid="00084b8a"/>
    </style:style>
    <style:style style:name="T11" style:family="text">
      <style:text-properties officeooo:rsid="000a44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НАУКИ И ВЫСШЕГО ОБРАЗОВАНИЯ <text:line-break/>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</text:p>
      <text:p text:style-name="P6"/>
      <text:p text:style-name="P6">«БЕЛГОРОДСКИЙ ГОСУДАРСТВЕННЫЙ </text:p>
      <text:p text:style-name="P6">ТЕХНОЛОГИЧЕСКИЙ УНИВЕРСИТЕТ им. В. Г. ШУХОВА»</text:p>
      <text:p text:style-name="P6">(БГТУ им. В.Г. Шухова)</text:p>
      <text:p text:style-name="P6"/>
      <text:p text:style-name="P3">Кафедра программного обеспечения вычислительной техники и автоматизированных систем</text:p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2"><text:span text:style-name="T2">Лабораторная работа №</text:span><text:span text:style-name="T3">1</text:span></text:p>
      <text:p text:style-name="P12"><text:span text:style-name="T4">по дисциплине: </text:span><text:span text:style-name="T6">Математическая логика и теория алгоритмов</text:span></text:p>
      <text:p text:style-name="P7">Тема: <text:span text:style-name="T10">Логика высказываний</text:span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/>
      <text:p text:style-name="P5"/>
      <text:p text:style-name="P9">Выполнил: ст. группы ПВ-211</text:p>
      <text:p text:style-name="P9">Чувилко Илья Романович</text:p>
      <text:p text:style-name="P9"/>
      <text:p text:style-name="P9">Проверили: </text:p>
      <text:p text:style-name="P11">Куценко <text:span text:style-name="T11">Д.А.</text:span></text:p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>Белгород 202<text:span text:style-name="T9">2</text:span> г.</text:p>
      <text:p text:style-name="P8"/>
      <text:p text:style-name="P10"><text:soft-page-break/></text:p>
      <text:p text:style-name="P13"/>
      <text:p text:style-name="P13"/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0-01T09:16:25.256000000</dc:date>
    <meta:editing-duration>PT9M39S</meta:editing-duration>
    <meta:editing-cycles>2</meta:editing-cycles>
    <meta:document-statistic meta:table-count="0" meta:image-count="0" meta:object-count="0" meta:page-count="2" meta:paragraph-count="14" meta:word-count="60" meta:character-count="517" meta:non-whitespace-character-count="468"/>
  </office:meta>
</office:document-meta>
</file>